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218.44pt"/>
    </style:style>
    <style:style style:name="co6" style:family="table-column">
      <style:table-column-properties fo:break-before="auto" style:column-width="150.49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244.69pt"/>
    </style:style>
    <style:style style:name="co9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453.63pt" svg:height="255.26pt" svg:x="526.11pt" svg:y="273.34pt">
            <draw:object draw:notify-on-update-of-ranges="Timing.A21:Timing.A21 Timing.B21:Timing.C21 Timing.A22:Timing.A22 Timing.B22:Timing.C22 Timing.A23:Timing.A23 Timing.B23:Timing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Note:</text:p>
          </table:table-cell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Command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./obj/emu-debug/bin/Matrix -d=512 -p=5 -k=cpu</text:p>
          </table:table-cell>
          <table:table-cell office:value-type="float" office:value="3.092124" calcext:value-type="float">
            <text:p>3.09212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./obj/qpu-debug/bin/Matrix -d=512 -p=5</text:p>
          </table:table-cell>
          <table:table-cell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obj/qpu-debug/bin/Matrix -d=512 -p=5 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./obj/qpu-debug/bin/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sudo ./obj/qpu-debug/bin/Matrix -d=512 -p=5 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mmit</text:p>
          </table:table-cell>
          <table:table-cell office:value-type="string" calcext:value-type="string">
            <text:p>cpu</text:p>
          </table:table-cell>
          <table:table-cell table:style-name="ce6" office:value-type="string" calcext:value-type="string">
            <text:p>7f867a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I7</text:p>
          </table:table-cell>
          <table:table-cell table:formula="of:=[.F8]" office:value-type="float" office:value="3.092124" calcext:value-type="float">
            <text:p>3.092124</text:p>
          </table:table-cell>
          <table:table-cell table:style-name="ce6" table:formula="of:=[.G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4-64</text:p>
          </table:table-cell>
          <table:table-cell table:formula="of:=[.F12]" office:value-type="float" office:value="13.497253" calcext:value-type="float">
            <text:p>13.497253</text:p>
          </table:table-cell>
          <table:table-cell office:value-type="float" office:value="16.010355" calcext:value-type="float">
            <text:p>16.01035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1:41:13.411777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1-27T11:47:20.320053953</dc:date>
    <meta:editing-duration>PT5H2M13S</meta:editing-duration>
    <meta:editing-cycles>13</meta:editing-cycles>
    <meta:generator>LibreOffice/6.1.5.2$Linux_ARM_EABI LibreOffice_project/10$Build-2</meta:generator>
    <meta:document-statistic meta:table-count="2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191cm" svg:y="3.955cm" style:legend-expansion="high" chart:style-name="ch2"/>
        <chart:plot-area chart:style-name="ch3" table:cell-range-address="Timing.A21:Timing.C23" chart:data-source-has-labels="both" svg:x="0.32cm" svg:y="0.18cm" svg:width="13.551cm" svg:height="8.646cm">
          <chartooo:coordinate-region svg:x="0.941cm" svg:y="0.379cm" svg:width="12.93cm" svg:height="7.8cm"/>
          <chart:axis chart:dimension="x" chart:name="primary-x" chart:style-name="ch4" chartooo:axis-type="auto">
            <chartooo:date-scale/>
            <chart:categories table:cell-range-address="Timing.B21:Timing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B22:Timing.C22" chart:label-cell-address="Timing.A22:Timing.A22" chart:class="chart:bar">
            <chart:data-point chart:repeated="2"/>
          </chart:series>
          <chart:series chart:style-name="ch8" chart:values-cell-range-address="Timing.B23:Timing.C23" chart:label-cell-address="Timing.A23:Timing.A2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Timing.B21:Timing.C21</svg:desc>
                </draw:g>
              </table:table-cell>
              <table:table-cell office:value-type="string">
                <text:p>7f867a3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Timing.A22:Timing.A22</svg:desc>
                </draw:g>
              </table:table-cell>
              <table:table-cell office:value-type="float" office:value="3.092124">
                <text:p>3.092124</text:p>
                <draw:g>
                  <svg:desc>Timing.B22:Timing.C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4-64</text:p>
                <draw:g>
                  <svg:desc>Timing.A23:Timing.A23</svg:desc>
                </draw:g>
              </table:table-cell>
              <table:table-cell office:value-type="float" office:value="13.497253">
                <text:p>13.497253</text:p>
                <draw:g>
                  <svg:desc>Timing.B23:Timing.C23</svg:desc>
                </draw:g>
              </table:table-cell>
              <table:table-cell office:value-type="float" office:value="16.010355">
                <text:p>16.010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